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a6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9" office:value-type="float" office:value="124.35" calcext:value-type="float">
            <text:p>124.35</text:p>
          </table:table-cell>
          <table:table-cell table:style-name="ce245" table:number-columns-repeated="9"/>
          <table:table-cell table:style-name="ce249" table:number-columns-repeated="3"/>
          <table:table-cell table:number-columns-repeated="9" table:style-name="ce24" office:value-type="float" office:value="124.35" calcext:value-type="float">
            <text:p>124.35</text:p>
          </table:table-cell>
          <table:table-cell table:number-columns-repeated="3" table:style-name="ce28" office:value-type="float" office:value="124.35" calcext:value-type="float">
            <text:p>124.35</text:p>
          </table:table-cell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/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table:number-columns-repeated="25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table:number-columns-repeated="25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4" table:style-name="ce25" office:value-type="float" office:value="450" calcext:value-type="float">
            <text:p>4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48.4" calcext:value-type="float">
            <text:p>2848.4</text:p>
          </table:table-cell>
          <table:table-cell table:formula="of:=SUM([.C3:.C35])" office:value-type="float" office:value="2768.5" calcext:value-type="float">
            <text:p>2768.5</text:p>
          </table:table-cell>
          <table:table-cell table:formula="of:=SUM([.D3:.D35])" office:value-type="float" office:value="2786.6" calcext:value-type="float">
            <text:p>2786.6</text:p>
          </table:table-cell>
          <table:table-cell table:formula="of:=SUM([.E3:.E35])" office:value-type="float" office:value="2511.6" calcext:value-type="float">
            <text:p>2511.6</text:p>
          </table:table-cell>
          <table:table-cell table:formula="of:=SUM([.F3:.F35])" office:value-type="float" office:value="2642.1" calcext:value-type="float">
            <text:p>2642.1</text:p>
          </table:table-cell>
          <table:table-cell table:formula="of:=SUM([.G3:.G35])" office:value-type="float" office:value="2370.6" calcext:value-type="float">
            <text:p>2370.6</text:p>
          </table:table-cell>
          <table:table-cell table:formula="of:=SUM([.H3:.H35])" office:value-type="float" office:value="2471.5" calcext:value-type="float">
            <text:p>2471.5</text:p>
          </table:table-cell>
          <table:table-cell table:formula="of:=SUM([.I3:.I35])" office:value-type="float" office:value="2352.5" calcext:value-type="float">
            <text:p>2352.5</text:p>
          </table:table-cell>
          <table:table-cell table:formula="of:=SUM([.J3:.J35])" office:value-type="float" office:value="2470.6" calcext:value-type="float">
            <text:p>2470.6</text:p>
          </table:table-cell>
          <table:table-cell table:formula="of:=SUM([.K3:.K35])" office:value-type="float" office:value="2270.6" calcext:value-type="float">
            <text:p>2270.6</text:p>
          </table:table-cell>
          <table:table-cell table:style-name="ce244" table:formula="of:=SUM([.L3:.L35])" office:value-type="float" office:value="2442.1" calcext:value-type="float">
            <text:p>2442.1</text:p>
          </table:table-cell>
          <table:table-cell table:style-name="ce244" table:formula="of:=SUM([.M3:.M35])" office:value-type="float" office:value="2557.15" calcext:value-type="float">
            <text:p>2557.15</text:p>
          </table:table-cell>
          <table:table-cell table:style-name="ce244" table:formula="of:=SUM([.N3:.N35])" office:value-type="float" office:value="2496.5" calcext:value-type="float">
            <text:p>2496.5</text:p>
          </table:table-cell>
          <table:table-cell table:formula="of:=SUM([.O3:.O35])" office:value-type="float" office:value="2801.85" calcext:value-type="float">
            <text:p>2801.85</text:p>
          </table:table-cell>
          <table:table-cell table:formula="of:=SUM([.P3:.P35])" office:value-type="float" office:value="2819.95" calcext:value-type="float">
            <text:p>2819.95</text:p>
          </table:table-cell>
          <table:table-cell table:formula="of:=SUM([.Q3:.Q35])" office:value-type="float" office:value="2754.95" calcext:value-type="float">
            <text:p>2754.95</text:p>
          </table:table-cell>
          <table:table-cell table:formula="of:=SUM([.R3:.R35])" office:value-type="float" office:value="2791.45" calcext:value-type="float">
            <text:p>2791.45</text:p>
          </table:table-cell>
          <table:table-cell table:formula="of:=SUM([.S3:.S35])" office:value-type="float" office:value="2069.95" calcext:value-type="float">
            <text:p>2069.95</text:p>
          </table:table-cell>
          <table:table-cell table:formula="of:=SUM([.T3:.T35])" office:value-type="float" office:value="2170.85" calcext:value-type="float">
            <text:p>2170.85</text:p>
          </table:table-cell>
          <table:table-cell table:formula="of:=SUM([.U3:.U35])" office:value-type="float" office:value="2051.85" calcext:value-type="float">
            <text:p>2051.85</text:p>
          </table:table-cell>
          <table:table-cell table:formula="of:=SUM([.V3:.V35])" office:value-type="float" office:value="2169.95" calcext:value-type="float">
            <text:p>2169.95</text:p>
          </table:table-cell>
          <table:table-cell table:formula="of:=SUM([.W3:.W35])" office:value-type="float" office:value="1969.95" calcext:value-type="float">
            <text:p>1969.95</text:p>
          </table:table-cell>
          <table:table-cell table:formula="of:=SUM([.X3:.X35])" office:value-type="float" office:value="2141.45" calcext:value-type="float">
            <text:p>2141.45</text:p>
          </table:table-cell>
          <table:table-cell table:formula="of:=SUM([.Y3:.Y35])" office:value-type="float" office:value="2231.5" calcext:value-type="float">
            <text:p>2231.5</text:p>
          </table:table-cell>
          <table:table-cell table:formula="of:=SUM([.Z3:.Z35])" office:value-type="float" office:value="2170.85" calcext:value-type="float">
            <text:p>2170.85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0" table:formula="of:=[.B2]-[.B36]" office:value-type="float" office:value="320.6" calcext:value-type="float">
            <text:p>320.6</text:p>
          </table:table-cell>
          <table:table-cell table:style-name="ce247" table:formula="of:=[.C2]-[.C36]" office:value-type="float" office:value="447.35" calcext:value-type="float">
            <text:p>447.35</text:p>
          </table:table-cell>
          <table:table-cell table:style-name="ce247" table:formula="of:=[.D2]-[.D36]" office:value-type="float" office:value="429.25" calcext:value-type="float">
            <text:p>429.25</text:p>
          </table:table-cell>
          <table:table-cell table:style-name="ce247" table:formula="of:=[.E2]-[.E36]" office:value-type="float" office:value="704.25" calcext:value-type="float">
            <text:p>704.25</text:p>
          </table:table-cell>
          <table:table-cell table:style-name="ce247" table:formula="of:=[.F2]-[.F36]" office:value-type="float" office:value="573.75" calcext:value-type="float">
            <text:p>573.75</text:p>
          </table:table-cell>
          <table:table-cell table:style-name="ce247" table:formula="of:=[.G2]-[.G36]" office:value-type="float" office:value="845.25" calcext:value-type="float">
            <text:p>845.25</text:p>
          </table:table-cell>
          <table:table-cell table:style-name="ce247" table:formula="of:=[.H2]-[.H36]" office:value-type="float" office:value="744.35" calcext:value-type="float">
            <text:p>744.35</text:p>
          </table:table-cell>
          <table:table-cell table:style-name="ce247" table:formula="of:=[.I2]-[.I36]" office:value-type="float" office:value="863.35" calcext:value-type="float">
            <text:p>863.35</text:p>
          </table:table-cell>
          <table:table-cell table:style-name="ce247" table:formula="of:=[.J2]-[.J36]" office:value-type="float" office:value="745.25" calcext:value-type="float">
            <text:p>745.25</text:p>
          </table:table-cell>
          <table:table-cell table:style-name="ce247" table:formula="of:=[.K2]-[.K36]" office:value-type="float" office:value="945.25" calcext:value-type="float">
            <text:p>945.25</text:p>
          </table:table-cell>
          <table:table-cell table:style-name="ce247" table:formula="of:=[.L2]-[.L36]" office:value-type="float" office:value="773.75" calcext:value-type="float">
            <text:p>773.75</text:p>
          </table:table-cell>
          <table:table-cell table:style-name="ce247" table:formula="of:=[.M2]-[.M36]" office:value-type="float" office:value="658.7" calcext:value-type="float">
            <text:p>658.7</text:p>
          </table:table-cell>
          <table:table-cell table:style-name="ce247" table:formula="of:=[.N2]-[.N36]" office:value-type="float" office:value="719.35" calcext:value-type="float">
            <text:p>719.35</text:p>
          </table:table-cell>
          <table:table-cell table:style-name="ce26" table:formula="of:=[.O2]-[.O36]" office:value-type="float" office:value="367.15" calcext:value-type="float">
            <text:p>367.15</text:p>
          </table:table-cell>
          <table:table-cell table:style-name="ce26" table:formula="of:=[.P2]-[.P36]" office:value-type="float" office:value="349.05" calcext:value-type="float">
            <text:p>349.05</text:p>
          </table:table-cell>
          <table:table-cell table:style-name="ce26" table:formula="of:=[.Q2]-[.Q36]" office:value-type="float" office:value="414.05" calcext:value-type="float">
            <text:p>414.05</text:p>
          </table:table-cell>
          <table:table-cell table:style-name="ce26" table:formula="of:=[.R2]-[.R36]" office:value-type="float" office:value="377.55" calcext:value-type="float">
            <text:p>377.55</text:p>
          </table:table-cell>
          <table:table-cell table:style-name="ce26" table:formula="of:=[.S2]-[.S36]" office:value-type="float" office:value="1099.05" calcext:value-type="float">
            <text:p>1099.05</text:p>
          </table:table-cell>
          <table:table-cell table:style-name="ce26" table:formula="of:=[.T2]-[.T36]" office:value-type="float" office:value="998.15" calcext:value-type="float">
            <text:p>998.15</text:p>
          </table:table-cell>
          <table:table-cell table:style-name="ce26" table:formula="of:=[.U2]-[.U36]" office:value-type="float" office:value="1117.15" calcext:value-type="float">
            <text:p>1117.15</text:p>
          </table:table-cell>
          <table:table-cell table:style-name="ce26" table:formula="of:=[.V2]-[.V36]" office:value-type="float" office:value="999.05" calcext:value-type="float">
            <text:p>999.05</text:p>
          </table:table-cell>
          <table:table-cell table:style-name="ce26" table:formula="of:=[.W2]-[.W36]" office:value-type="float" office:value="1199.05" calcext:value-type="float">
            <text:p>1199.05</text:p>
          </table:table-cell>
          <table:table-cell table:style-name="ce26" table:formula="of:=[.X2]-[.X36]" office:value-type="float" office:value="1027.55" calcext:value-type="float">
            <text:p>1027.55</text:p>
          </table:table-cell>
          <table:table-cell table:style-name="ce26" table:formula="of:=[.Y2]-[.Y36]" office:value-type="float" office:value="937.5" calcext:value-type="float">
            <text:p>937.5</text:p>
          </table:table-cell>
          <table:table-cell table:style-name="ce26" table:formula="of:=[.Z2]-[.Z36]" office:value-type="float" office:value="998.15" calcext:value-type="float">
            <text:p>998.15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11" table:formula="of:=[.B38]/30" office:value-type="float" office:value="10.6866666666667" calcext:value-type="float">
            <text:p>10.6866666666667</text:p>
          </table:table-cell>
          <table:table-cell table:style-name="ce248" table:formula="of:=[.O38]/30" office:value-type="float" office:value="12.2383333333333" calcext:value-type="float">
            <text:p>12.2383333333333</text:p>
          </table:table-cell>
          <table:table-cell table:style-name="ce248" table:formula="of:=[.P38]/30" office:value-type="float" office:value="11.635" calcext:value-type="float">
            <text:p>11.635</text:p>
          </table:table-cell>
          <table:table-cell table:style-name="ce248" table:formula="of:=[.Q38]/30" office:value-type="float" office:value="13.8016666666667" calcext:value-type="float">
            <text:p>13.8016666666667</text:p>
          </table:table-cell>
          <table:table-cell table:style-name="ce248" table:formula="of:=[.R38]/30" office:value-type="float" office:value="12.585" calcext:value-type="float">
            <text:p>12.585</text:p>
          </table:table-cell>
          <table:table-cell table:style-name="ce248" table:formula="of:=[.S38]/30" office:value-type="float" office:value="36.635" calcext:value-type="float">
            <text:p>36.635</text:p>
          </table:table-cell>
          <table:table-cell table:style-name="ce248" table:formula="of:=[.T38]/30" office:value-type="float" office:value="33.2716666666667" calcext:value-type="float">
            <text:p>33.2716666666667</text:p>
          </table:table-cell>
          <table:table-cell table:style-name="ce248" table:formula="of:=[.U38]/30" office:value-type="float" office:value="37.2383333333333" calcext:value-type="float">
            <text:p>37.2383333333333</text:p>
          </table:table-cell>
          <table:table-cell table:style-name="ce248" table:formula="of:=[.V38]/30" office:value-type="float" office:value="33.3016666666667" calcext:value-type="float">
            <text:p>33.3016666666667</text:p>
          </table:table-cell>
          <table:table-cell table:style-name="ce248" table:formula="of:=[.W38]/30" office:value-type="float" office:value="39.9683333333333" calcext:value-type="float">
            <text:p>39.9683333333333</text:p>
          </table:table-cell>
          <table:table-cell table:formula="of:=[.X38]/30" office:value-type="float" office:value="34.2516666666667" calcext:value-type="float">
            <text:p>34.2516666666667</text:p>
          </table:table-cell>
          <table:table-cell table:formula="of:=[.Y38]/30" office:value-type="float" office:value="31.25" calcext:value-type="float">
            <text:p>31.25</text:p>
          </table:table-cell>
          <table:table-cell table:formula="of:=[.Z38]/30" office:value-type="float" office:value="33.2716666666667" calcext:value-type="float">
            <text:p>33.2716666666667</text:p>
          </table:table-cell>
          <table:table-cell table:style-name="ce27" table:formula="of:=[.O38]/30" office:value-type="float" office:value="12.2383333333333" calcext:value-type="float">
            <text:p>12.2383333333333</text:p>
          </table:table-cell>
          <table:table-cell table:style-name="ce27" table:formula="of:=[.P38]/30" office:value-type="float" office:value="11.635" calcext:value-type="float">
            <text:p>11.635</text:p>
          </table:table-cell>
          <table:table-cell table:style-name="ce27" table:formula="of:=[.Q38]/30" office:value-type="float" office:value="13.8016666666667" calcext:value-type="float">
            <text:p>13.8016666666667</text:p>
          </table:table-cell>
          <table:table-cell table:style-name="ce27" table:formula="of:=[.R38]/30" office:value-type="float" office:value="12.585" calcext:value-type="float">
            <text:p>12.585</text:p>
          </table:table-cell>
          <table:table-cell table:style-name="ce27" table:formula="of:=[.S38]/30" office:value-type="float" office:value="36.635" calcext:value-type="float">
            <text:p>36.635</text:p>
          </table:table-cell>
          <table:table-cell table:style-name="ce27" table:formula="of:=[.T38]/30" office:value-type="float" office:value="33.2716666666667" calcext:value-type="float">
            <text:p>33.2716666666667</text:p>
          </table:table-cell>
          <table:table-cell table:style-name="ce27" table:formula="of:=[.U38]/30" office:value-type="float" office:value="37.2383333333333" calcext:value-type="float">
            <text:p>37.2383333333333</text:p>
          </table:table-cell>
          <table:table-cell table:style-name="ce27" table:formula="of:=[.V38]/30" office:value-type="float" office:value="33.3016666666667" calcext:value-type="float">
            <text:p>33.3016666666667</text:p>
          </table:table-cell>
          <table:table-cell table:style-name="ce27" table:formula="of:=[.W38]/30" office:value-type="float" office:value="39.9683333333333" calcext:value-type="float">
            <text:p>39.9683333333333</text:p>
          </table:table-cell>
          <table:table-cell table:formula="of:=[.X38]/30" office:value-type="float" office:value="34.2516666666667" calcext:value-type="float">
            <text:p>34.2516666666667</text:p>
          </table:table-cell>
          <table:table-cell table:formula="of:=[.Y38]/30" office:value-type="float" office:value="31.25" calcext:value-type="float">
            <text:p>31.25</text:p>
          </table:table-cell>
          <table:table-cell table:formula="of:=[.Z38]/30" office:value-type="float" office:value="33.2716666666667" calcext:value-type="float">
            <text:p>33.271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4T15:55:09.008378309</dc:date>
    <meta:editing-duration>P11DT20H41M29S</meta:editing-duration>
    <meta:editing-cycles>226</meta:editing-cycles>
    <meta:print-date>2022-04-06T01:20:02.443000000</meta:print-date>
    <meta:document-statistic meta:table-count="5" meta:cell-count="988" meta:object-count="0"/>
  </office:meta>
</office:document-meta>
</file>